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ff2" officeooo:paragraph-rsid="00052ff2"/>
    </style:style>
    <style:style style:name="P2" style:family="paragraph" style:parent-style-name="Standard">
      <style:text-properties officeooo:rsid="0005fa4b" officeooo:paragraph-rsid="0005fa4b"/>
    </style:style>
    <style:style style:name="P3" style:family="paragraph" style:parent-style-name="Standard">
      <style:text-properties officeooo:rsid="0007dc30" officeooo:paragraph-rsid="0007dc30"/>
    </style:style>
    <style:style style:name="P4" style:family="paragraph" style:parent-style-name="Standard">
      <style:text-properties officeooo:rsid="0009a427" officeooo:paragraph-rsid="0009a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au travail en groupe</text:p>
      <text:p text:style-name="P1"/>
      <text:p text:style-name="P1">Jeux quatre à la fois</text:p>
      <text:p text:style-name="P1"/>
      <text:p text:style-name="P1">nécessite :</text:p>
      <text:p text:style-name="P1">* compréhension consignes</text:p>
      <text:p text:style-name="P1">* communication visuel(gestes, regards)</text:p>
      <text:p text:style-name="P1">* se connaître</text:p>
      <text:p text:style-name="P1">* implication</text:p>
      <text:p text:style-name="P1">* participer</text:p>
      <text:p text:style-name="P1">* communiquer par écoute active</text:p>
      <text:p text:style-name="P1">* la tolérance</text:p>
      <text:p text:style-name="P1">* aide</text:p>
      <text:p text:style-name="P1">* se respecter</text:p>
      <text:p text:style-name="P2">* assertivité : capacité a communiquer sans oppresser l’interlocuteur</text:p>
      <text:p text:style-name="P3">* empathie</text:p>
      <text:p text:style-name="P3">* bienveillance</text:p>
      <text:p text:style-name="P2"/>
      <text:p text:style-name="P3">la dyna<text:tab/>mique des groupes</text:p>
      <text:p text:style-name="P4">vidéo illustration</text:p>
      <text:p text:style-name="P4">Exercice</text:p>
      <text:p text:style-name="P4">relever les phases de développement d’un groupe.</text:p>
      <text:p text:style-name="P4"/>
      <text:p text:style-name="P4">Qu’est ce qui caractérise chaque phase 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3:48:09.395000000</meta:creation-date>
    <dc:date>2023-09-07T14:18:59.512000000</dc:date>
    <meta:editing-duration>PT30M48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0" meta:word-count="74" meta:character-count="466" meta:non-whitespace-character-count="412"/>
  </office:meta>
</office:document-meta>
</file>